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OpenSymbol1" svg:font-family="OpenSymbol, 'Arial Unicode MS'"/>
    <style:font-face style:name="F" svg:font-family="" style:font-family-generic="roman"/>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Mangal"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2"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2c3f4"/>
    </style:style>
    <style:style style:name="P2" style:family="paragraph" style:parent-style-name="Standard">
      <style:text-properties fo:language="en" fo:country="US" officeooo:rsid="000630ed" officeooo:paragraph-rsid="000630ed"/>
    </style:style>
    <style:style style:name="P3" style:family="paragraph" style:parent-style-name="Standard">
      <style:text-properties fo:language="en" fo:country="US" officeooo:rsid="000e87ca" officeooo:paragraph-rsid="000e87ca"/>
    </style:style>
    <style:style style:name="P4" style:family="paragraph" style:parent-style-name="Standard">
      <style:text-properties fo:language="en" fo:country="US" officeooo:rsid="0007e896" officeooo:paragraph-rsid="00093741"/>
    </style:style>
    <style:style style:name="P5" style:family="paragraph" style:parent-style-name="Standard">
      <style:text-properties fo:language="en" fo:country="US" officeooo:rsid="00093741" officeooo:paragraph-rsid="00093741"/>
    </style:style>
    <style:style style:name="P6" style:family="paragraph" style:parent-style-name="Text_20_body">
      <style:text-properties officeooo:paragraph-rsid="000e87ca"/>
    </style:style>
    <style:style style:name="P7" style:family="paragraph" style:parent-style-name="Text_20_body">
      <style:text-properties officeooo:paragraph-rsid="000fc922"/>
    </style:style>
    <style:style style:name="P8" style:family="paragraph" style:parent-style-name="Text_20_body">
      <style:text-properties officeooo:rsid="000abdf8" officeooo:paragraph-rsid="000abdf8"/>
    </style:style>
    <style:style style:name="P9" style:family="paragraph" style:parent-style-name="Text_20_body">
      <style:text-properties officeooo:rsid="000ba586"/>
    </style:style>
    <style:style style:name="P10" style:family="paragraph" style:parent-style-name="Text_20_body">
      <style:text-properties officeooo:rsid="000ba586" officeooo:paragraph-rsid="000ba586"/>
    </style:style>
    <style:style style:name="P11" style:family="paragraph" style:parent-style-name="Text_20_body">
      <style:text-properties officeooo:rsid="000fe39c" officeooo:paragraph-rsid="000fe39c"/>
    </style:style>
    <style:style style:name="P12" style:family="paragraph" style:parent-style-name="Text_20_body">
      <style:text-properties officeooo:rsid="00135d70" officeooo:paragraph-rsid="00159744"/>
    </style:style>
    <style:style style:name="P13" style:family="paragraph" style:parent-style-name="Text_20_body">
      <style:text-properties officeooo:paragraph-rsid="0015bccd"/>
    </style:style>
    <style:style style:name="P14" style:family="paragraph" style:parent-style-name="Text_20_body">
      <style:text-properties officeooo:paragraph-rsid="0017fa8c"/>
    </style:style>
    <style:style style:name="P15" style:family="paragraph" style:parent-style-name="Text_20_body">
      <style:text-properties officeooo:paragraph-rsid="00159744"/>
    </style:style>
    <style:style style:name="P16" style:family="paragraph" style:parent-style-name="Text_20_body">
      <style:text-properties officeooo:paragraph-rsid="001bed16"/>
    </style:style>
    <style:style style:name="P17" style:family="paragraph" style:parent-style-name="Text_20_body">
      <style:text-properties officeooo:paragraph-rsid="001e6716"/>
    </style:style>
    <style:style style:name="P18" style:family="paragraph" style:parent-style-name="Text_20_body">
      <style:text-properties officeooo:paragraph-rsid="00205a66"/>
    </style:style>
    <style:style style:name="P19" style:family="paragraph" style:parent-style-name="Text_20_body">
      <style:text-properties officeooo:rsid="001bed16" officeooo:paragraph-rsid="00273179"/>
    </style:style>
    <style:style style:name="P20" style:family="paragraph" style:parent-style-name="Text_20_body">
      <style:text-properties officeooo:rsid="001bed16" officeooo:paragraph-rsid="0028d0e1"/>
    </style:style>
    <style:style style:name="P21" style:family="paragraph" style:parent-style-name="Text_20_body">
      <style:text-properties officeooo:rsid="00205a66" officeooo:paragraph-rsid="00205a66"/>
    </style:style>
    <style:style style:name="P22" style:family="paragraph" style:parent-style-name="Text_20_body">
      <style:text-properties officeooo:rsid="001f4296"/>
    </style:style>
    <style:style style:name="P23" style:family="paragraph" style:parent-style-name="Text_20_body">
      <style:text-properties officeooo:rsid="001f4296" officeooo:paragraph-rsid="001f4296"/>
    </style:style>
    <style:style style:name="P24" style:family="paragraph" style:parent-style-name="Text_20_body">
      <style:text-properties officeooo:rsid="0023e3ea" officeooo:paragraph-rsid="0023e3ea"/>
    </style:style>
    <style:style style:name="P25" style:family="paragraph" style:parent-style-name="Text_20_body">
      <style:text-properties officeooo:rsid="0023e64d" officeooo:paragraph-rsid="0023e64d"/>
    </style:style>
    <style:style style:name="P26" style:family="paragraph" style:parent-style-name="Text_20_body">
      <style:text-properties officeooo:rsid="0025e414" officeooo:paragraph-rsid="00273179"/>
    </style:style>
    <style:style style:name="P27" style:family="paragraph" style:parent-style-name="Text_20_body">
      <style:text-properties officeooo:rsid="00288c8f" officeooo:paragraph-rsid="0028d0e1"/>
    </style:style>
    <style:style style:name="P28" style:family="paragraph" style:parent-style-name="Text_20_body">
      <style:text-properties officeooo:rsid="0028d0e1" officeooo:paragraph-rsid="0028d0e1"/>
    </style:style>
    <style:style style:name="P29" style:family="paragraph" style:parent-style-name="Text_20_body">
      <style:text-properties officeooo:paragraph-rsid="002ee644"/>
    </style:style>
    <style:style style:name="P30" style:family="paragraph" style:parent-style-name="Text_20_body">
      <style:text-properties officeooo:paragraph-rsid="0030caaf"/>
    </style:style>
    <style:style style:name="P31" style:family="paragraph" style:parent-style-name="Text_20_body">
      <style:text-properties officeooo:paragraph-rsid="0031a506"/>
    </style:style>
    <style:style style:name="P32" style:family="paragraph" style:parent-style-name="Code">
      <style:text-properties officeooo:paragraph-rsid="000ba586"/>
    </style:style>
    <style:style style:name="P33" style:family="paragraph" style:parent-style-name="Code">
      <style:text-properties officeooo:rsid="000ba586" officeooo:paragraph-rsid="000ba586"/>
    </style:style>
    <style:style style:name="P34" style:family="paragraph" style:parent-style-name="Code">
      <style:text-properties officeooo:rsid="001d8e53" officeooo:paragraph-rsid="001d8e53"/>
    </style:style>
    <style:style style:name="P35" style:family="paragraph" style:parent-style-name="Code">
      <style:text-properties officeooo:rsid="0012c3f4" officeooo:paragraph-rsid="0012c3f4"/>
    </style:style>
    <style:style style:name="P36" style:family="paragraph" style:parent-style-name="Code">
      <style:text-properties officeooo:rsid="001e5a98"/>
    </style:style>
    <style:style style:name="P37" style:family="paragraph" style:parent-style-name="Code">
      <style:text-properties officeooo:rsid="0023e64d"/>
    </style:style>
    <style:style style:name="P38" style:family="paragraph" style:parent-style-name="Code">
      <style:text-properties officeooo:rsid="00288c8f" officeooo:paragraph-rsid="0028d0e1"/>
    </style:style>
    <style:style style:name="P39" style:family="paragraph" style:parent-style-name="Code">
      <style:text-properties officeooo:rsid="00288c8f" officeooo:paragraph-rsid="002bbae9"/>
    </style:style>
    <style:style style:name="P40" style:family="paragraph" style:parent-style-name="Standard" style:list-style-name="L1">
      <style:text-properties fo:language="en" fo:country="US" officeooo:rsid="00093741" officeooo:paragraph-rsid="00093741"/>
    </style:style>
    <style:style style:name="P41" style:family="paragraph" style:parent-style-name="Heading_20_1">
      <style:text-properties officeooo:rsid="0009eb49"/>
    </style:style>
    <style:style style:name="P42" style:family="paragraph" style:parent-style-name="Heading_20_1">
      <style:text-properties officeooo:paragraph-rsid="001b3b00"/>
    </style:style>
    <style:style style:name="P43" style:family="paragraph" style:parent-style-name="Heading_20_1">
      <style:text-properties officeooo:rsid="002bbae9" officeooo:paragraph-rsid="002bbae9"/>
    </style:style>
    <style:style style:name="P44" style:family="paragraph" style:parent-style-name="Heading_20_1">
      <style:text-properties officeooo:paragraph-rsid="001f4296"/>
    </style:style>
    <style:style style:name="P45" style:family="paragraph" style:parent-style-name="Heading_20_1">
      <style:text-properties officeooo:rsid="00205a66" officeooo:paragraph-rsid="00205a66"/>
    </style:style>
    <style:style style:name="P46" style:family="paragraph" style:parent-style-name="Heading_20_1">
      <style:paragraph-properties fo:break-before="page"/>
      <style:text-properties fo:language="en" fo:country="US" officeooo:rsid="0007e896"/>
    </style:style>
    <style:style style:name="P47" style:family="paragraph" style:parent-style-name="Heading_20_2">
      <style:text-properties officeooo:rsid="000e87ca" officeooo:paragraph-rsid="000e87ca"/>
    </style:style>
    <style:style style:name="P48" style:family="paragraph" style:parent-style-name="Heading_20_2">
      <style:text-properties officeooo:rsid="000fc922" officeooo:paragraph-rsid="000fc922"/>
    </style:style>
    <style:style style:name="P49" style:family="paragraph" style:parent-style-name="Heading_20_2">
      <style:text-properties officeooo:rsid="001bed16" officeooo:paragraph-rsid="001bed16"/>
    </style:style>
    <style:style style:name="P50" style:family="paragraph" style:parent-style-name="Heading_20_2">
      <style:text-properties officeooo:rsid="00224065"/>
    </style:style>
    <style:style style:name="P51" style:family="paragraph" style:parent-style-name="Heading_20_2">
      <style:text-properties officeooo:rsid="0028d0e1"/>
    </style:style>
    <style:style style:name="P52" style:family="paragraph" style:parent-style-name="Heading_20_2">
      <style:text-properties officeooo:rsid="002db841"/>
    </style:style>
    <style:style style:name="P53" style:family="paragraph" style:parent-style-name="Heading_20_2">
      <style:text-properties officeooo:rsid="002db841" officeooo:paragraph-rsid="002db841"/>
    </style:style>
    <style:style style:name="P54" style:family="paragraph" style:parent-style-name="Heading_20_2">
      <style:text-properties officeooo:rsid="001f4296" officeooo:paragraph-rsid="001f4296"/>
    </style:style>
    <style:style style:name="P55" style:family="paragraph" style:parent-style-name="Code">
      <style:text-properties officeooo:rsid="002bbae9" officeooo:paragraph-rsid="002bbae9"/>
    </style:style>
    <style:style style:name="P56" style:family="paragraph" style:parent-style-name="Code">
      <style:text-properties officeooo:rsid="0031a506" officeooo:paragraph-rsid="0031a506"/>
    </style:style>
    <style:style style:name="P57" style:family="paragraph" style:parent-style-name="Code">
      <style:text-properties officeooo:paragraph-rsid="0033c7ce"/>
    </style:style>
    <style:style style:name="P58" style:family="paragraph" style:parent-style-name="Code">
      <style:text-properties officeooo:paragraph-rsid="0034f021"/>
    </style:style>
    <style:style style:name="P59" style:family="paragraph" style:parent-style-name="Code">
      <style:text-properties officeooo:paragraph-rsid="003707b8"/>
    </style:style>
    <style:style style:name="P60" style:family="paragraph" style:parent-style-name="Heading_20_3">
      <style:text-properties officeooo:rsid="001bed16"/>
    </style:style>
    <style:style style:name="P61" style:family="paragraph" style:parent-style-name="Heading_20_3">
      <style:text-properties officeooo:rsid="0028d0e1"/>
    </style:style>
    <style:style style:name="P62" style:family="paragraph" style:parent-style-name="Heading_20_3">
      <style:text-properties officeooo:rsid="0015bccd"/>
    </style:style>
    <style:style style:name="P63" style:family="paragraph" style:parent-style-name="Heading_20_3">
      <style:text-properties officeooo:rsid="0017fa8c"/>
    </style:style>
    <style:style style:name="P64" style:family="paragraph" style:parent-style-name="Text_20_body" style:list-style-name="L2">
      <style:text-properties officeooo:paragraph-rsid="000ba586"/>
    </style:style>
    <style:style style:name="P65" style:family="paragraph" style:parent-style-name="Text_20_body" style:list-style-name="L2">
      <style:text-properties officeooo:rsid="000ba586" officeooo:paragraph-rsid="000ba586"/>
    </style:style>
    <style:style style:name="P66" style:family="paragraph" style:parent-style-name="Text_20_body" style:list-style-name="L2">
      <style:text-properties officeooo:rsid="002bbae9" officeooo:paragraph-rsid="002bbae9"/>
    </style:style>
    <style:style style:name="P67" style:family="paragraph" style:parent-style-name="Text_20_body" style:list-style-name="L3">
      <style:text-properties officeooo:rsid="001bed16" officeooo:paragraph-rsid="0025e414"/>
    </style:style>
    <style:style style:name="P68" style:family="paragraph" style:parent-style-name="Text_20_body" style:list-style-name="L4">
      <style:text-properties officeooo:paragraph-rsid="0031a506"/>
    </style:style>
    <style:style style:name="P69" style:family="paragraph" style:parent-style-name="Text_20_body" style:list-style-name="L4">
      <style:text-properties officeooo:rsid="0031a506" officeooo:paragraph-rsid="0031a506"/>
    </style:style>
    <style:style style:name="P70" style:family="paragraph" style:parent-style-name="Text_20_body">
      <style:text-properties officeooo:rsid="002db841" officeooo:paragraph-rsid="002db841"/>
    </style:style>
    <style:style style:name="P71" style:family="paragraph" style:parent-style-name="Text_20_body">
      <style:text-properties officeooo:rsid="002db841" officeooo:paragraph-rsid="0033c7ce"/>
    </style:style>
    <style:style style:name="P72" style:family="paragraph" style:parent-style-name="Text_20_body">
      <style:text-properties officeooo:rsid="002db841" officeooo:paragraph-rsid="00392cd8"/>
    </style:style>
    <style:style style:name="P73" style:family="paragraph" style:parent-style-name="Text_20_body" style:list-style-name="L5">
      <style:text-properties officeooo:rsid="00205a66" officeooo:paragraph-rsid="00205a66"/>
    </style:style>
    <style:style style:name="P74" style:family="paragraph" style:parent-style-name="Text_20_body">
      <style:text-properties officeooo:paragraph-rsid="0032d843"/>
    </style:style>
    <style:style style:name="P75" style:family="paragraph" style:parent-style-name="Text_20_body">
      <style:text-properties officeooo:paragraph-rsid="0034f021"/>
    </style:style>
    <style:style style:name="T1" style:family="text">
      <style:text-properties officeooo:rsid="000abdf8"/>
    </style:style>
    <style:style style:name="T2" style:family="text">
      <style:text-properties officeooo:rsid="000ba586"/>
    </style:style>
    <style:style style:name="T3" style:family="text">
      <style:text-properties officeooo:rsid="000d9c80"/>
    </style:style>
    <style:style style:name="T4" style:family="text">
      <style:text-properties officeooo:rsid="000e87ca"/>
    </style:style>
    <style:style style:name="T5" style:family="text">
      <style:text-properties officeooo:rsid="000e8eaa"/>
    </style:style>
    <style:style style:name="T6" style:family="text">
      <style:text-properties officeooo:rsid="000fc922"/>
    </style:style>
    <style:style style:name="T7" style:family="text">
      <style:text-properties officeooo:rsid="0012c3f4"/>
    </style:style>
    <style:style style:name="T8" style:family="text">
      <style:text-properties officeooo:rsid="00159744"/>
    </style:style>
    <style:style style:name="T9" style:family="text">
      <style:text-properties officeooo:rsid="0015bccd"/>
    </style:style>
    <style:style style:name="T10" style:family="text">
      <style:text-properties officeooo:rsid="001607d1"/>
    </style:style>
    <style:style style:name="T11" style:family="text">
      <style:text-properties officeooo:rsid="0017fa8c"/>
    </style:style>
    <style:style style:name="T12" style:family="text">
      <style:text-properties officeooo:rsid="001b3b00"/>
    </style:style>
    <style:style style:name="T13" style:family="text">
      <style:text-properties officeooo:rsid="001bed16"/>
    </style:style>
    <style:style style:name="T14" style:family="text">
      <style:text-properties officeooo:rsid="001e5a98"/>
    </style:style>
    <style:style style:name="T15" style:family="text">
      <style:text-properties officeooo:rsid="001e6716"/>
    </style:style>
    <style:style style:name="T16" style:family="text">
      <style:text-properties officeooo:rsid="001ef73f"/>
    </style:style>
    <style:style style:name="T17" style:family="text">
      <style:text-properties officeooo:rsid="001f4296"/>
    </style:style>
    <style:style style:name="T18" style:family="text">
      <style:text-properties officeooo:rsid="00201769"/>
    </style:style>
    <style:style style:name="T19" style:family="text">
      <style:text-properties officeooo:rsid="00205a66"/>
    </style:style>
    <style:style style:name="T20" style:family="text">
      <style:text-properties officeooo:rsid="0023e3ea"/>
    </style:style>
    <style:style style:name="T21" style:family="text">
      <style:text-properties officeooo:rsid="0023e64d"/>
    </style:style>
    <style:style style:name="T22" style:family="text">
      <style:text-properties officeooo:rsid="0025e414"/>
    </style:style>
    <style:style style:name="T23" style:family="text">
      <style:text-properties officeooo:rsid="00273e0c"/>
    </style:style>
    <style:style style:name="T24" style:family="text">
      <style:text-properties officeooo:rsid="00288c8f"/>
    </style:style>
    <style:style style:name="T25" style:family="text">
      <style:text-properties officeooo:rsid="0028d0e1"/>
    </style:style>
    <style:style style:name="T26" style:family="text">
      <style:text-properties officeooo:rsid="002a7a1e"/>
    </style:style>
    <style:style style:name="T27" style:family="text">
      <style:text-properties officeooo:rsid="002bbae9"/>
    </style:style>
    <style:style style:name="T28" style:family="text">
      <style:text-properties officeooo:rsid="002ee644"/>
    </style:style>
    <style:style style:name="T29" style:family="text">
      <style:text-properties officeooo:rsid="0030caaf"/>
    </style:style>
    <style:style style:name="T30" style:family="text">
      <style:text-properties officeooo:rsid="0031a506"/>
    </style:style>
    <style:style style:name="T31" style:family="text">
      <style:text-properties fo:font-style="italic" officeooo:rsid="0031a506" style:font-style-asian="italic" style:font-style-complex="italic"/>
    </style:style>
    <style:style style:name="T32" style:family="text">
      <style:text-properties fo:font-style="italic" officeooo:rsid="0033c7ce" style:font-style-asian="italic" style:font-style-complex="italic"/>
    </style:style>
    <style:style style:name="T33" style:family="text">
      <style:text-properties officeooo:rsid="0032d843"/>
    </style:style>
    <style:style style:name="T34" style:family="text">
      <style:text-properties officeooo:rsid="0033c7ce"/>
    </style:style>
    <style:style style:name="T35" style:family="text">
      <style:text-properties officeooo:rsid="0034f021"/>
    </style:style>
    <style:style style:name="T36" style:family="text">
      <style:text-properties officeooo:rsid="00355cf3"/>
    </style:style>
    <style:style style:name="T37" style:family="text">
      <style:text-properties officeooo:rsid="0036ee91"/>
    </style:style>
    <style:style style:name="T38" style:family="text">
      <style:text-properties officeooo:rsid="003707b8"/>
    </style:style>
    <style:style style:name="T39" style:family="text">
      <style:text-properties officeooo:rsid="0038f304"/>
    </style:style>
    <style:style style:name="T40" style:family="text">
      <style:text-properties officeooo:rsid="00392cd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AMONE</text:p>
      <text:p text:style-name="P2">A Web <text:span text:style-name="T20">API </text:span>and REST <text:span text:style-name="T20">Service</text:span> Client for C#</text:p>
      <text:p text:style-name="P3">Jørn Wildt 2012</text:p>
      <text:p text:style-name="P2"/>
      <text:h text:style-name="P46" text:outline-level="1">Introduction</text:h>
      <text:p text:style-name="P4">Ramone is a C\# client side library that simplifies access to HTTP based Web API s and REST services. It has a strong focus on REST and implements elements of the Uniform Interface as first class citizens of the API.</text:p>
      <text:p text:style-name="P4">This means natural support for</text:p>
      <text:list xml:id="list28545935" text:style-name="L1">
        <text:list-item>
          <text:p text:style-name="P40">URIs as identifiers for resources.</text:p>
        </text:list-item>
        <text:list-item>
          <text:p text:style-name="P40">The standard HTTP methods GET, POST, PUT and more.</text:p>
        </text:list-item>
        <text:list-item>
          <text:p text:style-name="P40">Multiple media types (XML, JSON, HTML, ATOM and more).</text:p>
        </text:list-item>
        <text:list-item>
          <text:p text:style-name="P40">User defined media types.</text:p>
        </text:list-item>
        <text:list-item>
          <text:p text:style-name="P40">Hyper media controls (linking and key/value forms).</text:p>
        </text:list-item>
      </text:list>
      <text:p text:style-name="Standard">What Ramone does is to wrap the inner workings of HTTP (using .NET's <text:span text:style-name="InlineCode">HttpWebRequest</text:span>/<text:span text:style-name="InlineCode">HttpWebResponse</text:span> classes) and make encoding and decoding easier through the use of codecs for the various formats used on the web.</text:p>
      <text:p text:style-name="P5">Ramone supports plain XML, JSON, and Atom out of the box, but where it really excels is when it comes to working with user defined objects, domain specific media types and hyper media elements.</text:p>
      <text:h text:style-name="P41" text:outline-level="1">Basic operations</text:h>
      <text:h text:style-name="Heading_20_2" text:outline-level="2"><text:span text:style-name="T1">The very first GET of a </text:span><text:span text:style-name="T4">resource</text:span></text:h>
      <text:p text:style-name="P8">The simplest possible operation we can do with Ramone is a GET of a resource from a well known URL and then decode that resource into a client side object.</text:p>
      <text:p text:style-name="P75"><text:span text:style-name="T1">As an example we can GET the Twitter time line for user JornWildt (see the Twitter specification at </text:span><text:a xlink:type="simple" xlink:href="https://dev.twitter.com/docs/api/1/get/statuses/user"><text:span text:style-name="T1">https://dev.twitter.com/docs/api/1/get/statuses/user</text:span></text:a><text:span text:style-name="T1">\_timeline). </text:span><text:span text:style-name="T35">This piece of code is also available as a demo Visual Studio project in the source code directory (</text:span><text:a xlink:type="simple" xlink:href="https://github.com/JornWildt/Ramone/tree/master/TwitterDemo"><text:span text:style-name="T35">https://github.com/JornWildt/Ramone/tree/master/TwitterDemo</text:span></text:a><text:span text:style-name="T35">)</text:span><text:span text:style-name="T1">:</text:span></text:p>
      <text:p text:style-name="P8"/>
      <text:p text:style-name="P33">// Fixed URL to timeline of JornWildt</text:p>
      <text:p text:style-name="P33">string url = "/1/statuses/user_timeline.json?screen_name=JornWildt";</text:p>
      <text:p text:style-name="P33"/>
      <text:p text:style-name="P33">// All interaction with Ramone goes through a session</text:p>
      <text:p text:style-name="P33">ISession session</text:p>
      <text:p text:style-name="P33"><text:s text:c="2"/>= RamoneConfiguration.NewSession(new Uri("https://api.twitter.com"));</text:p>
      <text:p text:style-name="P33"/>
      <text:p text:style-name="P32"><text:span text:style-name="T2">// Create a Ramone request by binding </text:span><text:span text:style-name="T4">URL </text:span><text:span text:style-name="T3">to session</text:span></text:p>
      <text:p text:style-name="P33">Request request = session.Bind(url);</text:p>
      <text:p text:style-name="P33"/>
      <text:p text:style-name="P33">// GET response from Twitter</text:p>
      <text:p text:style-name="P33"><text:span text:style-name="T27">using (</text:span>Response response = request.Get()<text:span text:style-name="T27">)</text:span></text:p>
      <text:p text:style-name="P55">{</text:p>
      <text:p text:style-name="P33"><text:s text:c="2"/>// Extract payload as a C# dynamic created from the JSON response</text:p>
      <text:p text:style-name="P33"><text:s text:c="2"/>dynamic timeline = response.Body;</text:p>
      <text:p text:style-name="P33"/>
      <text:p text:style-name="P33"><text:s text:c="2"/>// Write response to console ...</text:p>
      <text:p text:style-name="P33"><text:s text:c="2"/>Console.WriteLine("This is the timeline for JornWildt:");</text:p>
      <text:p text:style-name="P33"><text:s text:c="2"/>foreach (dynamic tweet in timeline)</text:p>
      <text:p text:style-name="P33"><text:s text:c="4"/>Console.WriteLine("* {0}.", tweet.text);</text:p>
      <text:p text:style-name="P55">}</text:p>
      <text:p text:style-name="P9"/>
      <text:p text:style-name="P10">Lets go through that code step by step and see what is going on:</text:p>
      <text:list xml:id="list28554107" text:style-name="L2">
        <text:list-item>
          <text:p text:style-name="P65">The first step creates a session. Sessions are containers for things like authorization, base URL and cookies and must always be referenced somehow when creating a new request.</text:p>
        </text:list-item>
        <text:list-item>
          <text:p text:style-name="P65">The next step binds the Twitter URL to the session and creates a request.</text:p>
        </text:list-item>
        <text:list-item>
          <text:p text:style-name="P64"><text:span text:style-name="T2">Then the request is activated by calling one of the HTTP methods</text:span><text:span text:style-name="T3"> – </text:span><text:span text:style-name="T2">in this case GET.</text:span></text:p>
        </text:list-item>
        <text:list-item>
          <text:p text:style-name="P66">The “using” statement is there to ensure proper release of connections for the .NET connection pool management.</text:p>
        </text:list-item>
        <text:list-item>
          <text:p text:style-name="P64"><text:span text:style-name="T2">Ramone takes care of content negotiation –</text:span><text:span text:style-name="T4"> </text:span><text:span text:style-name="T2">but in this case it is not really needed since Twitter always returns application/json.</text:span></text:p>
        </text:list-item>
        <text:list-item>
          <text:p text:style-name="P65">Ramone decodes application/json using one of a set of predefined codecs. In this case it returns a C# dynamic which reflects the JSON response.</text:p>
        </text:list-item>
        <text:list-item>
          <text:p text:style-name="P65">At last the returned tweets are printed.</text:p>
        </text:list-item>
      </text:list>
      <text:h text:style-name="P47" text:outline-level="2">Sessions, Services and Configuration</text:h>
      <text:p text:style-name="P6"><text:span text:style-name="T4">The context for any request in Ramone is a </text:span><text:span text:style-name="T5">s</text:span><text:span text:style-name="T4">ession – a placeholder for </text:span><text:span text:style-name="T5">a base URL, </text:span><text:span text:style-name="T4">cookies, authorization, default encoding and media types and much more. The defaults for these values are </text:span><text:soft-page-break/><text:span text:style-name="T4">stored in the static class </text:span><text:span text:style-name="InlineCode"><text:span text:style-name="T4">RamoneConfiguration</text:span></text:span> <text:span text:style-name="T4">and </text:span><text:span text:style-name="T5">from this it is possible to get a new session by calling </text:span><text:span text:style-name="InlineCode"><text:span text:style-name="T5">NewSession(baseUrl)</text:span></text:span><text:span text:style-name="T5">.</text:span></text:p>
      <text:p text:style-name="Text_20_body"><text:span text:style-name="T5">In some case it may be necessary to work with multiple web APIs at the same time – for instance when mashing up two sets of data. In this case it may not be desirable with a global settings class </text:span><text:span text:style-name="T5">since each of the web APIs might easily have different requirements. For this reason Ramone introduces the concept of a “service” </text:span><text:span text:style-name="T6">which stores pretty much the same as the configuration class but inside an instance class instead of a static class.</text:span></text:p>
      <text:h text:style-name="P48" text:outline-level="2">Different HTTP verbs</text:h>
      <text:p text:style-name="P7"><text:span text:style-name="T7">Most </text:span><text:span text:style-name="T6">the standard verbs exists as methods on a Ramone request – you can GET, POST, DELETE, PUT and so on directly from the request object.</text:span></text:p>
      <text:p text:style-name="P11">Here is an example where some kind of new “item” is POSTed to a resource:<text:line-break/></text:p>
      <text:p text:style-name="P34">// Fixed path to resource</text:p>
      <text:p text:style-name="P34">string path = "...";</text:p>
      <text:p text:style-name="P34"/>
      <text:p text:style-name="P34">// All interaction with Ramone goes through a session</text:p>
      <text:p text:style-name="P34">ISession session</text:p>
      <text:p text:style-name="P34"><text:s text:c="2"/>= RamoneConfiguration.NewSession(new Uri("https://example.com"));</text:p>
      <text:p text:style-name="P34"/>
      <text:p text:style-name="P34">// Create a Ramone request by binding URL to session</text:p>
      <text:p text:style-name="P34">Request request = session.Bind(path);</text:p>
      <text:p text:style-name="P34"/>
      <text:p text:style-name="P34">// Create POST payload as anonymous object</text:p>
      <text:p text:style-name="P34">var payload = new</text:p>
      <text:p text:style-name="P34">{</text:p>
      <text:p text:style-name="P34"><text:s text:c="2"/>Title = "A new item",</text:p>
      <text:p text:style-name="P34"><text:s text:c="2"/>Description = "Description of item."</text:p>
      <text:p text:style-name="P34">};</text:p>
      <text:p text:style-name="P34"/>
      <text:p text:style-name="P34">// POST data</text:p>
      <text:p text:style-name="P34">Response response = request.AsJson().Post(payload).<text:span text:style-name="T27">Dispose()</text:span>;</text:p>
      <text:p text:style-name="P1"><text:span text:style-name="T7">Any other HTTP verb can be issued with </text:span><text:span text:style-name="InlineCode"><text:span text:style-name="T7">Execute(...)</text:span></text:span><text:span text:style-name="T7"> as here:<text:line-break/></text:span></text:p>
      <text:p text:style-name="P35">Response response = request.Execute("OtherMethod", payload).<text:span text:style-name="T27">Dispose()</text:span>;</text:p>
      <text:h text:style-name="P49" text:outline-level="2">Fluent API – chaining method calls</text:h>
      <text:p text:style-name="P16"><text:span text:style-name="T13">Ramone has a “fluent” style API for setting up requests </text:span><text:span text:style-name="T15">and working with responses</text:span><text:span text:style-name="T13">. This means you can stack method calls </text:span><text:span text:style-name="T15">like this</text:span><text:span text:style-name="T13">:</text:span></text:p>
      <text:p text:style-name="Code"><text:span text:style-name="T14">Response response = </text:span>request.AsMultipartFormData<text:span text:style-name="T14">()</text:span></text:p>
      <text:p text:style-name="P36"><text:s text:c="27"/>.AcceptJson()</text:p>
      <text:p text:style-name="P36"><text:s text:c="27"/>.Post(payload);</text:p>
      <text:p text:style-name="P17"><text:span text:style-name="T15">Each of the three method calls </text:span><text:span text:style-name="T16">modifies the containing object and returns either the same instance of the request – or a new instance of a response like Post(...) does.</text:span></text:p>
      <text:h text:style-name="Heading_20_2" text:outline-level="2">Serialization and media types</text:h>
      <text:p text:style-name="P12">Data sent over HTTP must always be assigned a media type. This is much like a file name extension on Windows that indicates the kind of data contained in the file – or, in case of HTTP, the format of the data on the wire. Often seen examples of media types are text/html, application/pdf, application/xml and application/json but of course there exists a lot more than just these.</text:p>
      <text:p text:style-name="P12">Different media types has different purposes – there are media types for images, text documents, <text:soft-page-break/>spreadsheets and so on –<text:span text:style-name="T8"> and media types for working with web APIs such as </text:span>application/jso<text:span text:style-name="T8">n, <text:s/></text:span>application/<text:span text:style-name="T8">xml and others that are well suited for machine-to-machine integration over HTTP.</text:span></text:p>
      <text:p text:style-name="P15"><text:span text:style-name="T8">Ramone encodes and decodes data using media type codecs – classes that transforms between internal .NET objects and the various media type formats. You can easily add codecs for new media </text:span><text:span text:style-name="T8">types as well as replace existing ones with codecs that fits your needs better.</text:span></text:p>
      <text:h text:style-name="P60" text:outline-level="3"><text:span text:style-name="T21">Payload</text:span> serialization</text:h>
      <text:p text:style-name="P24">Ramone has a few different ways to assign media types to internal data structures. You can either associate a specific data structure with a codec that handles a certain media type, or you can specify the media type when setting up the request.</text:p>
      <text:p text:style-name="P25">Lets take an example where we want to POST a set of Customer data using JSON and accept a JSON result:</text:p>
      <text:p text:style-name="Code"><text:span text:style-name="T21">// </text:span><text:span text:style-name="T25">Anonymous type representing a customer</text:span></text:p>
      <text:p text:style-name="P37">var customer = new { Name = "George", Address = "Far Away 12" };</text:p>
      <text:p text:style-name="P37"/>
      <text:p text:style-name="P37">// POST data as JSON, accept JSON as result</text:p>
      <text:p text:style-name="P37">Response response = request.AsJson()</text:p>
      <text:p text:style-name="P37"><text:s text:c="27"/>.AcceptJson()</text:p>
      <text:p text:style-name="P37"><text:s text:c="27"/>.Post(customer);</text:p>
      <text:p text:style-name="P25"/>
      <text:p text:style-name="P19"><text:span text:style-name="T22">The methods AsJson() and AcceptJson() are shorthands for the most commonly used formats like JSON, XML and </text:span><text:span text:style-name="T25">more</text:span><text:span text:style-name="T22">.</text:span></text:p>
      <text:p text:style-name="P26">Here is a list of the available AsXxxx and AcceptXxxx methods:</text:p>
      <text:list xml:id="list28544019" text:style-name="L3">
        <text:list-item>
          <text:p text:style-name="P67"><text:span text:style-name="InlineCode"><text:span text:style-name="T22">AsJson()</text:span></text:span></text:p>
        </text:list-item>
        <text:list-item>
          <text:p text:style-name="P67"><text:span text:style-name="InlineCode"><text:span text:style-name="T22">AsXml()</text:span></text:span></text:p>
        </text:list-item>
        <text:list-item>
          <text:p text:style-name="P67"><text:span text:style-name="InlineCode"><text:span text:style-name="T22">AsFormUrlEncoded()</text:span></text:span></text:p>
        </text:list-item>
        <text:list-item>
          <text:p text:style-name="P67"><text:span text:style-name="InlineCode"><text:span text:style-name="T22">AsMultipartFormData()</text:span></text:span></text:p>
        </text:list-item>
        <text:list-item>
          <text:p text:style-name="P67"><text:span text:style-name="InlineCode"><text:span text:style-name="T22">AcceptJson()</text:span></text:span></text:p>
        </text:list-item>
        <text:list-item>
          <text:p text:style-name="P67"><text:span text:style-name="InlineCode"><text:span text:style-name="T22">AcceptXml()</text:span></text:span></text:p>
        </text:list-item>
        <text:list-item>
          <text:p text:style-name="P67"><text:span text:style-name="InlineCode"><text:span text:style-name="T22">AcceptFormUrlEncoded()</text:span></text:span></text:p>
        </text:list-item>
        <text:list-item>
          <text:p text:style-name="P67"><text:span text:style-name="InlineCode"><text:span text:style-name="T22">AcceptMultipartFormData()</text:span></text:span></text:p>
        </text:list-item>
      </text:list>
      <text:h text:style-name="P61" text:outline-level="3"/>
      <text:h text:style-name="P42" text:outline-level="1"><text:span text:style-name="T19">M</text:span><text:span text:style-name="T12">edia type</text:span><text:span text:style-name="T19"> codecs</text:span></text:h>
      <text:p text:style-name="P18"><text:span text:style-name="T19">Ramone comes with a set of predefined codecs for the most used web API media types. These codecs are registered when creating a new service (or session) from the </text:span><text:span text:style-name="InlineCode"><text:span text:style-name="T19">RamoneConfiguration</text:span></text:span><text:span text:style-name="T19"> class. If you do not want them then set </text:span><text:span text:style-name="InlineCode"><text:span text:style-name="T19">RamoneConfiguration.UseStandardCodecs = false</text:span></text:span><text:span text:style-name="T19">.</text:span></text:p>
      <text:p text:style-name="P21">If you need codecs for other media types then you create your own and register them in the codec manager associated with your service.</text:p>
      <text:h text:style-name="P50" text:outline-level="2">Predefined codecs</text:h>
      <text:h text:style-name="P62" text:outline-level="3">Application/json</text:h>
      <text:p text:style-name="P13"><text:span text:style-name="T9">The built-in codec for JSON uses JsonFx (</text:span><text:a xlink:type="simple" xlink:href="https://github.com/jsonfx/jsonfx"><text:span text:style-name="T9">https://github.com/jsonfx/jsonfx</text:span></text:a><text:span text:style-name="T9">) to transform between .NET data and JSON.</text:span></text:p>
      <text:p text:style-name="P13"><text:span text:style-name="T9">JsonFx supports reading and writing of plain CLR </text:span><text:span text:style-name="T10">classes</text:span><text:span text:style-name="T9">, dynamic types and anonymous </text:span><text:span text:style-name="T10">types</text:span><text:span text:style-name="T9">.</text:span></text:p>
      <text:h text:style-name="P63" text:outline-level="3">Application/xml</text:h>
      <text:p text:style-name="P14"><text:span text:style-name="T11">The built-in codec for XML uses .NETs own </text:span><text:span text:style-name="InlineCode"><text:span text:style-name="T11">XmlSerializer</text:span></text:span><text:span text:style-name="T11"> class and supports all the standard C# attributes for customizing the XML format.</text:span></text:p>
      <text:h text:style-name="Heading_20_2" text:outline-level="2"><text:span text:style-name="T25">Custom codec </text:span><text:span text:style-name="T24">registration</text:span></text:h>
      <text:p text:style-name="P20"><text:span text:style-name="T24">An</text:span><text:span text:style-name="T23">other way to specify media types is to register codecs for well known data structures </text:span><text:span text:style-name="T24">using the codec manager associated with the current service:</text:span></text:p>
      <text:p text:style-name="P27"/>
      <text:p text:style-name="P38">// Arguments for creating a new customer</text:p>
      <text:p text:style-name="P38">class NewCustomer</text:p>
      <text:p text:style-name="P38">{</text:p>
      <text:p text:style-name="P38"><text:s text:c="2"/>public string Name { get; set; }</text:p>
      <text:p text:style-name="P38"><text:s text:c="2"/>public string Address { get; set; }</text:p>
      <text:p text:style-name="P38">}</text:p>
      <text:p text:style-name="P38"/>
      <text:p text:style-name="P38">// Customer representation</text:p>
      <text:p text:style-name="P38">class Customer</text:p>
      <text:p text:style-name="P38">{</text:p>
      <text:p text:style-name="P38"><text:s text:c="2"/>public long Id { get; set; }</text:p>
      <text:p text:style-name="P38"><text:s text:c="2"/>public string Name { get; set; }</text:p>
      <text:p text:style-name="P38"><text:s text:c="2"/>public string Address { get; set; }</text:p>
      <text:p text:style-name="P38">}</text:p>
      <text:p text:style-name="P38"/>
      <text:p text:style-name="P38">// New customer argument is sent as application/x-www-form-urlencoded</text:p>
      <text:p text:style-name="P38">session.Service.CodecManager.AddFormUrlEncoded&lt;NewCustomer&gt;();</text:p>
      <text:p text:style-name="P38"/>
      <text:p text:style-name="P38">// Customer is represented using JSON</text:p>
      <text:p text:style-name="P38">session.Service.CodecManager.AddJson&lt;Customer&gt;();</text:p>
      <text:p text:style-name="P38"/>
      <text:p text:style-name="P38">var newCustomer = new NewCustomer { Name = "George", Address = "Far Away 12" };</text:p>
      <text:p text:style-name="P38"/>
      <text:p text:style-name="P38">// POST NewCustomer args as form-data, accept JSON as returned Customer</text:p>
      <text:p text:style-name="P39"><text:span text:style-name="T27">using (var response = </text:span>request.Post&lt;Customer&gt;(newCustomer)<text:span text:style-name="T27">)</text:span></text:p>
      <text:p text:style-name="P38"><text:s text:c="2"/>Customer customer = <text:span text:style-name="T27">response</text:span>.Body;</text:p>
      <text:p text:style-name="P27"/>
      <text:p text:style-name="P28"><text:soft-page-break/>There is a large set of methods to register codecs in various ways.</text:p>
      <text:h text:style-name="P51" text:outline-level="2">Custom codecs</text:h>
      <text:p text:style-name="P20"><text:span text:style-name="T25">Creating new codecs for media types that Ramone does not support is a</text:span><text:span text:style-name="T26">s</text:span><text:span text:style-name="T25"> easy as implementing </text:span><text:span text:style-name="InlineCode"><text:span text:style-name="T25">ImediaTypeWriter</text:span></text:span><text:span text:style-name="T25"> or </text:span><text:span text:style-name="InlineCode"><text:span text:style-name="T25">ImediaTypeReader</text:span></text:span><text:span text:style-name="T25">. </text:span></text:p>
      <text:p text:style-name="P28">If the new media type is text based (like XML or JSON) then it may save some time to inherit from the class Ramone.MediaTypes.TextCodecBase&lt;T&gt; which will setup stream readers and writers for you with the right character set encoding.</text:p>
      <text:p text:style-name="P28">I suggest you take a look at the existing codecs at GitHub to see how a codec is implemented. The basic idea</text:p>
      <text:p text:style-name="P28"/>
      <text:h text:style-name="P43" text:outline-level="1">Hypermedia <text:span text:style-name="T40">linking</text:span></text:h>
      <text:p text:style-name="P30"><text:span text:style-name="T28">A basic building stone of REST services is the concept of links that can be followed by the client –</text:span><text:span text:style-name="T29"> often referred to as “the hypermedia constraint” or HATEOAS (Hypermedia As The Engine Of Application State)</text:span><text:span text:style-name="T28">.</text:span></text:p>
      <text:p text:style-name="P30"><text:span text:style-name="T28">The actual format of the links depend on the chosen media type – HTML uses anchors as in </text:span><text:span text:style-name="InlineCode"><text:span text:style-name="T28">&lt;a href=”...” rel=”...”&gt;...&lt;/a&gt;</text:span></text:span><text:span text:style-name="T28"> whereas Atom uses </text:span><text:span text:style-name="InlineCode"><text:span text:style-name="T28">&lt;atom:link href=”...” rel=”...”/&gt;</text:span></text:span><text:span text:style-name="T28">.</text:span></text:p>
      <text:p text:style-name="P29"><text:span text:style-name="T28">Ramone makes it simple to work with such links through the use of a common </text:span><text:span text:style-name="InlineCode"><text:span text:style-name="T28">ILink</text:span></text:span><text:span text:style-name="T28"> interface. This interface includes a HRef property for the URL and a few others for link relation name, media type and more. </text:span><text:span text:style-name="T29">With the addition of a few helper methods it becomes very easy to follow hypermedia links in your code. </text:span><text:span text:style-name="T30">Take for example:<text:line-break/></text:span></text:p>
      <text:p text:style-name="P56">ILink link = GetMyLink();</text:p>
      <text:p text:style-name="P56"/>
      <text:p text:style-name="P56">using (var response = link.Follow(Session).Get&lt;MyData&gt;())</text:p>
      <text:p text:style-name="P56">{</text:p>
      <text:p text:style-name="P56"><text:s text:c="2"/>MyData x = response.Body;</text:p>
      <text:p text:style-name="P56">}</text:p>
      <text:p text:style-name="P31"><text:span text:style-name="T28"><text:line-break/></text:span><text:span text:style-name="T30">What happens here is:</text:span></text:p>
      <text:list xml:id="list28540766" text:style-name="L4">
        <text:list-item>
          <text:p text:style-name="P69"><text:span text:style-name="T34">S</text:span>omehow fetch a link representation from somewhere – more on that later.</text:p>
        </text:list-item>
        <text:list-item>
          <text:p text:style-name="P68"><text:span text:style-name="T32">F</text:span><text:span text:style-name="T31">ollow</text:span><text:span text:style-name="T30"> the link which means “create a request based on the URL of the link”.</text:span></text:p>
        </text:list-item>
        <text:list-item>
          <text:p text:style-name="P68"><text:span text:style-name="T34">D</text:span><text:span text:style-name="T30">o a GET on that request and decode the response to an instance of </text:span><text:span text:style-name="InlineCode"><text:span text:style-name="T30">MyData</text:span></text:span><text:span text:style-name="T30">.</text:span></text:p>
        </text:list-item>
      </text:list>
      <text:p text:style-name="P74"><text:span text:style-name="T33">An instance of </text:span><text:span text:style-name="InlineCode"><text:span text:style-name="T33">ILink</text:span></text:span><text:span text:style-name="T33"> can be obtained in many different ways depending on the media type it is embedded in.</text:span></text:p>
      <text:h text:style-name="Heading_20_2" text:outline-level="2"><text:span text:style-name="T35">HTTP Link header</text:span></text:h>
      <text:p text:style-name="P75"><text:span text:style-name="T35">The HTTP protocol supports inclusion of links in the HTTP headers (see RFC 5988 – </text:span><text:a xlink:type="simple" xlink:href="http://tools.ietf.org/html/rfc5988"><text:span text:style-name="T35">http://tools.ietf.org/html/rfc5988</text:span></text:a><text:span text:style-name="T35">). It can for instance look like this </text:span><text:span text:style-name="T36">(</text:span><text:span text:style-name="T35">which is an example from the RFC</text:span><text:span text:style-name="T36">)</text:span><text:span text:style-name="T35">:</text:span></text:p>
      <text:p text:style-name="P58"><text:span text:style-name="T35">Link: &lt;http://example.com/TheBook/chapter2&gt;; rel="previous";</text:span></text:p>
      <text:p text:style-name="P58"><text:span text:style-name="T35"><text:s text:c="6"/>title="previous chapter"<text:line-break/></text:span></text:p>
      <text:p text:style-name="P75"><text:span text:style-name="T35">Ramone can decode such a header like this:</text:span></text:p>
      <text:p text:style-name="P58"><text:span text:style-name="T35">// Arrange</text:span></text:p>
      <text:p text:style-name="P58"><text:span text:style-name="T35">Request request = Session.Bind(LinkHeader</text:span><text:span text:style-name="T36">Url</text:span><text:span text:style-name="T35">);</text:span></text:p>
      <text:p text:style-name="P58"><text:span text:style-name="T35"/></text:p>
      <text:p text:style-name="P58"><text:span text:style-name="T35">// Act</text:span></text:p>
      <text:p text:style-name="P58"><text:span text:style-name="T35">using (Response response = request.Get())</text:span></text:p>
      <text:p text:style-name="P58"><text:span text:style-name="T35">{</text:span></text:p>
      <text:p text:style-name="P58"><text:span text:style-name="T35"><text:s text:c="2"/>// </text:span><text:span text:style-name="T37">Get list of links from the response "Link" header</text:span></text:p>
      <text:p text:style-name="P58"><text:span text:style-name="T35"><text:s text:c="2"/>List&lt;WebLink&gt; links = response.Links().ToList();</text:span></text:p>
      <text:p text:style-name="P58"><text:span text:style-name="T35">}</text:span></text:p>
      <text:p text:style-name="P75"><text:span text:style-name="T35"/></text:p>
      <text:p text:style-name="Text_20_body"><text:span text:style-name="T35"/></text:p>
      <text:h text:style-name="P53" text:outline-level="2"><text:soft-page-break/>HTML</text:h>
      <text:p text:style-name="P71"><text:span text:style-name="T34">Ramone supports two different kinds of links in HTML – header links </text:span><text:span text:style-name="T38">and anchors</text:span><text:span text:style-name="T34">:</text:span></text:p>
      <text:p text:style-name="P57"><text:span text:style-name="T34">&lt;html&gt;</text:span></text:p>
      <text:p text:style-name="P57"><text:span text:style-name="T34"><text:s text:c="2"/>&lt;head&gt;</text:span></text:p>
      <text:p text:style-name="P57"><text:span text:style-name="T34"><text:s text:c="4"/></text:span><text:span text:style-name="T38">&lt;link rel="..." href="..."/&gt;</text:span></text:p>
      <text:p text:style-name="P57"><text:span text:style-name="T34"><text:s text:c="2"/>&lt;/head&gt;</text:span></text:p>
      <text:p text:style-name="P57"><text:span text:style-name="T34"><text:s text:c="2"/>&lt;body&gt;</text:span></text:p>
      <text:p text:style-name="P57"><text:span text:style-name="T34"><text:s text:c="4"/>&lt;p&gt;Click this &lt;a </text:span><text:span text:style-name="T38">rel="..." </text:span><text:span text:style-name="T34">href="..."&gt;anchor&lt;/a&gt;.</text:span></text:p>
      <text:p text:style-name="P57"><text:span text:style-name="T34"><text:s text:c="2"/>&lt;/body&gt;</text:span></text:p>
      <text:p text:style-name="P57"><text:span text:style-name="T34">&lt;/html&gt;</text:span></text:p>
      <text:p text:style-name="P70"><text:line-break/><text:span text:style-name="T38">In order to fetch those HTML elements we must first decode the response data as an HTML document </text:span><text:span text:style-name="T39">and then extract the links</text:span><text:span text:style-name="T38">:</text:span></text:p>
      <text:p text:style-name="P59"><text:span text:style-name="T38">using (var response = request.Get&lt;HtmlDocument&gt;())</text:span></text:p>
      <text:p text:style-name="P59"><text:span text:style-name="T38">{</text:span></text:p>
      <text:p text:style-name="P59"><text:span text:style-name="T38"><text:s text:c="2"/>// Select first HTML anchor node with rel="author".</text:span></text:p>
      <text:p text:style-name="P59"><text:span text:style-name="T38"><text:s text:c="2"/>HtmlNode body = response.Body.DocumentNode;</text:span></text:p>
      <text:p text:style-name="P59"><text:span text:style-name="T38"><text:s text:c="2"/>HtmlNode anchor = body.SelectNodes(@"//a[@rel=""author""]").First();</text:span></text:p>
      <text:p text:style-name="P59"><text:span text:style-name="T38"/></text:p>
      <text:p text:style-name="P59"><text:span text:style-name="T38"><text:s text:c="2"/>// Convert anchor node to I</text:span><text:span text:style-name="T39">L</text:span><text:span text:style-name="T38">ink using HTML specific extension method.</text:span></text:p>
      <text:p text:style-name="P59"><text:span text:style-name="T38"><text:s text:c="2"/>// The response parameter is needed to resolve relative links.</text:span></text:p>
      <text:p text:style-name="P59"><text:span text:style-name="T38"><text:s text:c="2"/>ILink authorLink = anchor.Anchor(response);</text:span></text:p>
      <text:p text:style-name="P59"><text:span text:style-name="T38"/></text:p>
      <text:p text:style-name="P59"><text:span text:style-name="T38"><text:s text:c="2"/>// Follow author link and get HTML document representing the author</text:span></text:p>
      <text:p text:style-name="P59"><text:span text:style-name="T38"><text:s text:c="2"/>using (var author = authorLink.Follow(Session).Get&lt;HtmlDocument&gt;())</text:span></text:p>
      <text:p text:style-name="P59"><text:span text:style-name="T38"><text:s text:c="2"/>{</text:span></text:p>
      <text:p text:style-name="P59"><text:span text:style-name="T38"><text:s text:c="4"/>...</text:span></text:p>
      <text:p text:style-name="P59"><text:span text:style-name="T38"><text:s text:c="2"/>}</text:span></text:p>
      <text:p text:style-name="P59"><text:span text:style-name="T38">}</text:span></text:p>
      <text:p text:style-name="P70"/>
      <text:h text:style-name="P52" text:outline-level="2">Atom</text:h>
      <text:p text:style-name="P70"/>
      <text:p text:style-name="P70"/>
      <text:h text:style-name="Heading_20_1" text:outline-level="1"><text:span text:style-name="T40">Hypermedia forms</text:span></text:h>
      <text:p text:style-name="P72"><text:span text:style-name="T40"/></text:p>
      <text:h text:style-name="Heading_20_2" text:outline-level="2"><text:span text:style-name="T40">HTML forms</text:span></text:h>
      <text:p text:style-name="P72"><text:span text:style-name="T40"/></text:p>
      <text:h text:style-name="P44" text:outline-level="1"><text:span text:style-name="T18">HTTP </text:span><text:span text:style-name="T17">Authentication</text:span></text:h>
      <text:p text:style-name="P23"/>
      <text:h text:style-name="Heading_20_2" text:outline-level="2"><text:span text:style-name="T17">Basic </text:span><text:span text:style-name="T18">authentication</text:span></text:h>
      <text:p text:style-name="P22"/>
      <text:h text:style-name="P54" text:outline-level="2">OAuth-1 authentication</text:h>
      <text:p text:style-name="P23"/>
      <text:p text:style-name="P23"/>
      <text:h text:style-name="P45" text:outline-level="1">Configuration</text:h>
      <text:list xml:id="list28540102" text:style-name="L5">
        <text:list-item>
          <text:p text:style-name="P73">Serialization formats</text:p>
        </text:list-item>
        <text:list-item>
          <text:p text:style-name="P73">User agent</text:p>
        </text:list-item>
        <text:list-item>
          <text:p text:style-name="P7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OpenSymbol1" svg:font-family="OpenSymbol, 'Arial Unicode MS'"/>
    <style:font-face style:name="F" svg:font-family="" style:font-family-generic="roman"/>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Mangal"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2"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cm" style:contextual-spacing="false"/>
    </style:style>
    <style:style style:name="Heading" style:family="paragraph" style:parent-style-name="Standard" style:next-style-name="Text_20_body" style:class="text" style:master-page-name="">
      <style:paragraph-properties fo:margin-top="0.423cm" fo:margin-bottom="0.212cm" style:contextual-spacing="false" style:page-number="auto" fo:break-before="page" fo:keep-with-next="always"/>
      <style:text-properties style:font-name="Arial" fo:font-size="14pt" style:font-name-asian="Microsoft YaHei1" style:font-size-asian="14pt" style:font-name-complex="Mangal2"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fo:margin="100%" fo:margin-left="0.6cm" fo:margin-right="0cm" fo:margin-top="0cm" fo:margin-bottom="0cm" style:contextual-spacing="false" fo:keep-together="always" fo:text-indent="0cm" style:auto-text-indent="false" style:page-number="auto" fo:keep-with-next="always"/>
      <style:text-properties style:font-name="Courier New" fo:font-size="10pt" fo:language="zxx" fo:country="none" style:font-size-asian="10.5pt"/>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fo:font-size="12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lineCode" style:family="text">
      <style:text-properties style:font-name="Courier New" fo:font-size="11pt" fo:language="zxx" fo:country="none" style:font-size-asian="10.5pt"/>
    </style:style>
    <style:style style:name="Endnote_20_Symbol" style:display-name="Endnote Symbol" style:family="text"/>
    <style:style style:name="Source_20_Text" style:display-name="Source Text" style:family="text">
      <style:text-properties style:font-name="Courier New1" style:font-name-asian="NSimSun"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2T16:36:24.90</meta:creation-date>
    <dc:date>2012-11-02T16:36:57.74</dc:date>
    <meta:editing-duration>P13DT12H55M19S</meta:editing-duration>
    <meta:editing-cycles>51</meta:editing-cycles>
    <meta:generator>LibreOffice/3.6$Windows_x86 LibreOffice_project/e29a214-2bbed72-0621de6-a97528c-8f066d</meta:generator>
    <meta:print-date>2012-09-18T21:51:13.71</meta:print-date>
    <meta:document-statistic meta:table-count="0" meta:image-count="0" meta:object-count="0" meta:page-count="12" meta:paragraph-count="192" meta:word-count="1886" meta:character-count="12009" meta:non-whitespace-character-count="10138"/>
  </office:meta>
</office:document-meta>
</file>